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3.0">
            <text:p>3.0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">
            <text:p>104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4.0">
            <text:p>4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">
            <text:p>87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5.0">
            <text:p>5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">
            <text:p>93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7.0">
            <text:p>7.0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">
            <text:p>15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9.0">
            <text:p>9.0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">
            <text:p>219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4.0">
            <text:p>24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25.0">
            <text:p>25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34.0">
            <text:p>34.0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">
            <text:p>3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47.0">
            <text:p>47.0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">
            <text:p>34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7">
            <text:p>37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">
            <text:p>37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88.0">
            <text:p>188.0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189.0">
            <text:p>189.0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43">
            <text:p>43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91.0">
            <text:p>191.0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0">
            <text:p>70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string"/>
          <table:table-cell office:value-type="string"/>
        </table:table-row>
        <table:table-row>
          <table:table-cell office:value-type="float" office:value="193.0">
            <text:p>193.0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5">
            <text:p>75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Rosis Kellerei Boze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4">
            <text:p>54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0">
            <text:p>19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Valdobbiadene Prosecco Superiore DOC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157.0">
            <text:p>157.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